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089E5F26FAF7588B407.png" manifest:media-type="image/png"/>
  <manifest:file-entry manifest:full-path="Pictures/10000001000003E8000002414EF24D718247CEB4.png" manifest:media-type="image/png"/>
  <manifest:file-entry manifest:full-path="Pictures/100000010000035B0000019DDBFF02B4FF80E0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4f8" officeooo:paragraph-rsid="000594f8"/>
    </style:style>
    <style:style style:name="P2" style:family="paragraph" style:parent-style-name="Standard">
      <style:text-properties officeooo:rsid="0006650d" officeooo:paragraph-rsid="000665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ud operations using Golang:</text:p>
      <text:p text:style-name="P1"/>
      <text:p text:style-name="P1"/>
      <text:p text:style-name="P1"><draw:frame draw:style-name="fr1" draw:name="Image1" text:anchor-type="char" svg:x="-0.25cm" svg:y="1.482cm" svg:width="17cm" svg:height="8.172cm" draw:z-index="0"><draw:image xlink:href="Pictures/100000010000035B0000019DDBFF02B4FF80E019.png" xlink:type="simple" xlink:show="embed" xlink:actuate="onLoad" draw:mime-type="image/png"/></draw:frame><draw:frame draw:style-name="fr1" draw:name="Image2" text:anchor-type="char" svg:x="0.159cm" svg:y="10.081cm" svg:width="17cm" svg:height="9.809cm" draw:z-index="1"><draw:image xlink:href="Pictures/10000001000003E8000002414EF24D718247CEB4.png" xlink:type="simple" xlink:show="embed" xlink:actuate="onLoad" draw:mime-type="image/png"/></draw:frame><draw:frame draw:style-name="fr1" draw:name="Image3" text:anchor-type="char" svg:x="0.026cm" svg:y="20.373cm" svg:width="17cm" svg:height="2.328cm" draw:z-index="2"><draw:image xlink:href="Pictures/10000001000003E800000089E5F26FAF7588B4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3:35:46.224095398</meta:creation-date>
    <dc:date>2024-01-30T11:35:53.966841968</dc:date>
    <meta:editing-duration>PT2M45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1" meta:word-count="4" meta:character-count="29" meta:non-whitespace-character-count="26"/>
  </office:meta>
</office:document-meta>
</file>